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1b39" officeooo:paragraph-rsid="00161b39"/>
    </style:style>
    <style:style style:name="P2" style:family="paragraph" style:parent-style-name="Standard">
      <style:text-properties officeooo:rsid="0016cee7" officeooo:paragraph-rsid="0016cee7"/>
    </style:style>
    <style:style style:name="P3" style:family="paragraph" style:parent-style-name="Standard">
      <style:text-properties officeooo:rsid="00171674" officeooo:paragraph-rsid="00171674"/>
    </style:style>
    <style:style style:name="P4" style:family="paragraph" style:parent-style-name="Standard">
      <style:text-properties fo:font-style="italic" officeooo:rsid="0016cee7" officeooo:paragraph-rsid="0016cee7" style:font-style-asian="italic" style:font-style-complex="italic"/>
    </style:style>
    <style:style style:name="P5" style:family="paragraph" style:parent-style-name="Standard">
      <style:text-properties officeooo:rsid="001b536f" officeooo:paragraph-rsid="001b536f"/>
    </style:style>
    <style:style style:name="P6" style:family="paragraph" style:parent-style-name="Standard">
      <style:text-properties officeooo:rsid="001f300b" officeooo:paragraph-rsid="001f300b"/>
    </style:style>
    <style:style style:name="P7" style:family="paragraph" style:parent-style-name="Standard">
      <style:text-properties fo:font-weight="bold" officeooo:rsid="001ef545" officeooo:paragraph-rsid="001ef545" style:font-weight-asian="bold" style:font-weight-complex="bold"/>
    </style:style>
    <style:style style:name="P8" style:family="paragraph" style:parent-style-name="Standard">
      <style:text-properties fo:font-weight="normal" officeooo:rsid="001ef545" officeooo:paragraph-rsid="001ef545" style:font-weight-asian="normal" style:font-weight-complex="normal"/>
    </style:style>
    <style:style style:name="P9" style:family="paragraph" style:parent-style-name="Standard">
      <style:text-properties fo:font-weight="normal" officeooo:rsid="002122d4" officeooo:paragraph-rsid="002122d4" style:font-weight-asian="normal" style:font-weight-complex="normal"/>
    </style:style>
    <style:style style:name="P10" style:family="paragraph" style:parent-style-name="Standard">
      <style:text-properties officeooo:rsid="00241530" officeooo:paragraph-rsid="0025e335"/>
    </style:style>
    <style:style style:name="P11" style:family="paragraph" style:parent-style-name="Standard">
      <style:text-properties officeooo:rsid="00241530" officeooo:paragraph-rsid="002c42a3"/>
    </style:style>
    <style:style style:name="P12" style:family="paragraph" style:parent-style-name="Standard">
      <style:text-properties officeooo:rsid="0025e335" officeooo:paragraph-rsid="0025e335"/>
    </style:style>
    <style:style style:name="P13" style:family="paragraph" style:parent-style-name="Standard">
      <style:text-properties officeooo:rsid="0026ea98" officeooo:paragraph-rsid="0026ea98"/>
    </style:style>
    <style:style style:name="P14" style:family="paragraph" style:parent-style-name="Standard">
      <style:text-properties officeooo:rsid="002d015a" officeooo:paragraph-rsid="002d015a"/>
    </style:style>
    <style:style style:name="P15" style:family="paragraph" style:parent-style-name="Standard">
      <style:text-properties officeooo:rsid="002eab3f" officeooo:paragraph-rsid="002eab3f"/>
    </style:style>
    <style:style style:name="T1" style:family="text">
      <style:text-properties officeooo:rsid="0016cee7"/>
    </style:style>
    <style:style style:name="T2" style:family="text">
      <style:text-properties officeooo:rsid="001d9b6b"/>
    </style:style>
    <style:style style:name="T3" style:family="text">
      <style:text-properties officeooo:rsid="0022f8ad"/>
    </style:style>
    <style:style style:name="T4" style:family="text">
      <style:text-properties officeooo:rsid="0024fc8b"/>
    </style:style>
    <style:style style:name="T5" style:family="text">
      <style:text-properties officeooo:rsid="0026ea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ulti-Agent Systems</text:p>
      <text:p text:style-name="P8"><text:span text:style-name="T3">Assignment: </text:span>A Multi Agent System for Autonomous Public Transport in Amsterdam</text:p>
      <text:p text:style-name="P9">Report Week 2</text:p>
      <text:p text:style-name="P8"/>
      <text:p text:style-name="P6">Mark Romme, </text:p>
      <text:p text:style-name="P12">Ioanna Sanida, 10876812</text:p>
      <text:p text:style-name="P6">Jim Hoekstra, 11805951</text:p>
      <text:p text:style-name="P1"/>
      <text:p text:style-name="P6">The goal this week is to implement a first version of the transportation system in which buses pick up passengers, travel to destinations, and drop off passengers according to a fixed schedule. </text:p>
      <text:p text:style-name="P1"/>
      <text:p text:style-name="P15">Bus routes:</text:p>
      <text:p text:style-name="P10">In order to let buses drive according to a fixed schedule, we defined the following four routes:</text:p>
      <text:p text:style-name="P2"/>
      <text:p text:style-name="P4">North</text:p>
      <text:p text:style-name="P1">Centraal – Hendrikkade – Hasseltweg – Buikslotermeer – Hasseltweg – Floradorp – Hasseltweg – Hendrikkade – <text:span text:style-name="T4">Centraal</text:span></text:p>
      <text:p text:style-name="P1"/>
      <text:p text:style-name="P4">East</text:p>
      <text:p text:style-name="P1">Centraal – Waterlooplein – Muiderpoort – SciencePark – UvA – SciencePark – Amstel – Wibautstraat – Weesperplein – Waterlooplein – <text:span text:style-name="T4">Centraal</text:span></text:p>
      <text:p text:style-name="P1"/>
      <text:p text:style-name="P4">South</text:p>
      <text:p text:style-name="P1">Centraal – Dam – Leidseplein – Museumplein – Zuid – RAI – Zuid – VU – Amstelveenseweg – Haarlemmermeerstation – Surinameplein – Leidseplein – Dam – <text:span text:style-name="T4">Centraal</text:span></text:p>
      <text:p text:style-name="P1"/>
      <text:p text:style-name="P4">West</text:p>
      <text:p text:style-name="P1">Centraal – Dam – Evertsenstraat – Surinameplein – Lelylaan – Sloterdijk – <text:span text:style-name="T4">Centraal</text:span></text:p>
      <text:p text:style-name="P1"><text:s/></text:p>
      <text:p text:style-name="P14">Bus initialization:</text:p>
      <text:p text:style-name="P11"><text:span text:style-name="T1">For each bus route six buses are initialized. Of these six buses, half go in the direction specified here and the other half goes in the opposite direction. The buses are initialized five minutes apart from each other, to ensure that the buses are spread out over the route.</text:span></text:p>
      <text:p text:style-name="P2"/>
      <text:p text:style-name="P5">Picking up and dropping off passengers:</text:p>
      <text:p text:style-name="P3">Passengers at any station except Central are always picked up by passing buses if the bus capacity allows. <text:span text:style-name="T2">Passengers are dropped off if they are at their destination, or if they are at stop Central and their destination is not in the itinerary of the bus they are currently in.</text:span></text:p>
      <text:p text:style-name="P2"/>
      <text:p text:style-name="P3">Switching routes:</text:p>
      <text:p text:style-name="P3">Passengers can switch between different bus routes only at stop Central. At Central, first the passengers are dropped whose destination is not in the itinerary of the bus they are currently in. Then, only passengers are picked up whose destination is in the itinerary of the current bus. </text:p>
      <text:p text:style-name="P3"/>
      <text:p text:style-name="P6">Results:<text:line-break/><text:span text:style-name="T5">Final average travelling time: 74.55 minutes</text:span></text:p>
      <text:p text:style-name="P13">Buses’ expense: 5309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12:43:31.234113996</meta:creation-date>
    <dc:date>2018-02-16T13:43:47.612915331</dc:date>
    <meta:editing-duration>PT1H5S</meta:editing-duration>
    <meta:editing-cycles>25</meta:editing-cycles>
    <meta:generator>LibreOffice/5.1.6.2$Linux_X86_64 LibreOffice_project/10m0$Build-2</meta:generator>
    <meta:document-statistic meta:table-count="0" meta:image-count="0" meta:object-count="0" meta:page-count="1" meta:paragraph-count="26" meta:word-count="287" meta:character-count="1967" meta:non-whitespace-character-count="1664"/>
  </office:meta>
</office:document-meta>
</file>